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" svg:font-family="'var font-mono'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-Pesa Daraja API Integration — Django STK Push Guide</text:p>
      <text:p text:style-name="Standard">Prerequisites</text:p>
      <text:p text:style-name="Standard">bashpip install requests python-decouple</text:p>
      <text:p text:style-name="Standard"/>
      <text:p text:style-name="Standard">Project Structure</text:p>
      <text:p text:style-name="Standard">myproject/</text:p>
      <text:p text:style-name="Standard">├── myproject/</text:p>
      <text:p text:style-name="Standard">│ <text:s text:c="2"/>├── settings.py</text:p>
      <text:p text:style-name="Standard">│ <text:s text:c="2"/>└── urls.py</text:p>
      <text:p text:style-name="Standard">├── mpesa/</text:p>
      <text:p text:style-name="Standard">│ <text:s text:c="2"/>├── __init__.py</text:p>
      <text:p text:style-name="Standard">│ <text:s text:c="2"/>├── apps.py</text:p>
      <text:p text:style-name="Standard">│ <text:s text:c="2"/>├── models.py</text:p>
      <text:p text:style-name="Standard">│ <text:s text:c="2"/>├── views.py</text:p>
      <text:p text:style-name="Standard">│ <text:s text:c="2"/>├── urls.py</text:p>
      <text:p text:style-name="Standard">│ <text:s text:c="2"/>└── utils.py</text:p>
      <text:p text:style-name="Standard">└── .env</text:p>
      <text:p text:style-name="Standard"/>
      <text:p text:style-name="Standard">Step 1 — Create the mpesa app</text:p>
      <text:p text:style-name="Standard">bashpython manage.py startapp mpesa</text:p>
      <text:p text:style-name="Standard">Register it in settings.py:</text:p>
      <text:p text:style-name="Standard">pythonINSTALLED_APPS = [</text:p>
      <text:p text:style-name="Standard"><text:s text:c="4"/>...</text:p>
      <text:p text:style-name="Standard"><text:s text:c="4"/>'mpesa',</text:p>
      <text:p text:style-name="Standard">]</text:p>
      <text:p text:style-name="Standard"/>
      <text:p text:style-name="Standard">Step 2 — .env (Sandbox Credentials)</text:p>
      <text:p text:style-name="Standard"/>
      <text:p text:style-name="Standard">Safaricom's default sandbox credentials — these work out of the box on the developer portal.</text:p>
      <text:p text:style-name="Standard"/>
      <text:p text:style-name="Standard">envMPESA_ENVIRONMENT=sandbox</text:p>
      <text:p text:style-name="Standard">MPESA_CONSUMER_KEY=your_consumer_key_here</text:p>
      <text:p text:style-name="Standard">MPESA_CONSUMER_SECRET=your_consumer_secret_here</text:p>
      <text:p text:style-name="Standard">MPESA_SHORTCODE=174379</text:p>
      <text:p text:style-name="Standard">MPESA_PASSKEY=bfb279f9aa9bdbcf158e97dd71a467cd2e0c893059b10f78e6b72ada1ed2c919</text:p>
      <text:p text:style-name="Standard">MPESA_CALLBACK_URL=https://yourdomain.com/mpesa/callback/</text:p>
      <text:p text:style-name="Standard"/>
      <text:p text:style-name="Standard">Get keys: Register at developer.safaricom.co.ke → Create App → Subscribe to Lipa Na M-Pesa Sandbox → copy Consumer Key &amp; Secret.</text:p>
      <text:p text:style-name="Standard"/>
      <text:p text:style-name="Standard"/>
      <text:p text:style-name="Standard">Step 3 — settings.py additions</text:p>
      <text:p text:style-name="Standard">pythonfrom decouple import config</text:p>
      <text:p text:style-name="Standard"/>
      <text:p text:style-name="Standard">MPESA_ENVIRONMENT = config('MPESA_ENVIRONMENT', default='sandbox')</text:p>
      <text:p text:style-name="Standard">MPESA_CONSUMER_KEY = config('MPESA_CONSUMER_KEY')</text:p>
      <text:p text:style-name="Standard">MPESA_CONSUMER_SECRET = config('MPESA_CONSUMER_SECRET')</text:p>
      <text:p text:style-name="Standard">MPESA_SHORTCODE = config('MPESA_SHORTCODE', default='174379')</text:p>
      <text:p text:style-name="Standard">MPESA_PASSKEY = config('MPESA_PASSKEY')</text:p>
      <text:p text:style-name="Standard">MPESA_CALLBACK_URL = config('MPESA_CALLBACK_URL')</text:p>
      <text:p text:style-name="Standard"/>
      <text:p text:style-name="Standard">Step 4 — mpesa/models.py</text:p>
      <text:p text:style-name="Standard"><text:soft-page-break/>pythonfrom django.db import models</text:p>
      <text:p text:style-name="Standard"/>
      <text:p text:style-name="Standard"/>
      <text:p text:style-name="Standard">class MpesaTransaction(models.Model):</text:p>
      <text:p text:style-name="Standard"><text:s text:c="4"/>class Status(models.TextChoices):</text:p>
      <text:p text:style-name="Standard"><text:s text:c="8"/>PENDING = 'pending', 'Pending'</text:p>
      <text:p text:style-name="Standard"><text:s text:c="8"/>SUCCESS = 'success', 'Success'</text:p>
      <text:p text:style-name="Standard"><text:s text:c="8"/>FAILED = 'failed', 'Failed'</text:p>
      <text:p text:style-name="Standard"/>
      <text:p text:style-name="Standard"><text:s text:c="4"/>phone_number = models.CharField(max_length=15)</text:p>
      <text:p text:style-name="Standard"><text:s text:c="4"/>amount = models.DecimalField(max_digits=10, decimal_places=2)</text:p>
      <text:p text:style-name="Standard"><text:s text:c="4"/>reference = models.CharField(max_length=100)</text:p>
      <text:p text:style-name="Standard"><text:s text:c="4"/>description = models.CharField(max_length=255)</text:p>
      <text:p text:style-name="Standard"><text:s text:c="4"/>merchant_request_id = models.CharField(max_length=100, blank=True)</text:p>
      <text:p text:style-name="Standard"><text:s text:c="4"/>checkout_request_id = models.CharField(max_length=100, blank=True, unique=True)</text:p>
      <text:p text:style-name="Standard"><text:s text:c="4"/>status = models.CharField(</text:p>
      <text:p text:style-name="Standard"><text:s text:c="8"/>max_length=10,</text:p>
      <text:p text:style-name="Standard"><text:s text:c="8"/>choices=Status.choices,</text:p>
      <text:p text:style-name="Standard"><text:s text:c="8"/>default=Status.PENDING,</text:p>
      <text:p text:style-name="Standard"><text:s text:c="4"/>)</text:p>
      <text:p text:style-name="Standard"><text:s text:c="4"/>result_code = models.CharField(max_length=10, blank=True)</text:p>
      <text:p text:style-name="Standard"><text:s text:c="4"/>result_description = models.TextField(blank=True)</text:p>
      <text:p text:style-name="Standard"><text:s text:c="4"/>created_at = models.DateTimeField(auto_now_add=True)</text:p>
      <text:p text:style-name="Standard"><text:s text:c="4"/>updated_at = models.DateTimeField(auto_now=True)</text:p>
      <text:p text:style-name="Standard"/>
      <text:p text:style-name="Standard"><text:s text:c="4"/>class Meta:</text:p>
      <text:p text:style-name="Standard"><text:s text:c="8"/>ordering = ['-created_at']</text:p>
      <text:p text:style-name="Standard"/>
      <text:p text:style-name="Standard"><text:s text:c="4"/>def __str__(self):</text:p>
      <text:p text:style-name="Standard"><text:s text:c="8"/>return f"{self.phone_number} | {self.amount} | {self.status}"</text:p>
      <text:p text:style-name="Standard">bashpython manage.py makemigrations mpesa</text:p>
      <text:p text:style-name="Standard">python manage.py migrate</text:p>
      <text:p text:style-name="Standard"/>
      <text:p text:style-name="Standard">Step 5 — mpesa/utils.py</text:p>
      <text:p text:style-name="Standard">pythonimport base64</text:p>
      <text:p text:style-name="Standard">import logging</text:p>
      <text:p text:style-name="Standard">from datetime import datetime</text:p>
      <text:p text:style-name="Standard"/>
      <text:p text:style-name="Standard">import requests</text:p>
      <text:p text:style-name="Standard">from django.conf import settings</text:p>
      <text:p text:style-name="Standard"/>
      <text:p text:style-name="Standard">logger = logging.getLogger(__name__)</text:p>
      <text:p text:style-name="Standard"/>
      <text:p text:style-name="Standard">SANDBOX_BASE_URL = "https://sandbox.safaricom.co.ke"</text:p>
      <text:p text:style-name="Standard">PRODUCTION_BASE_URL = "https://api.safaricom.co.ke"</text:p>
      <text:p text:style-name="Standard"/>
      <text:p text:style-name="Standard"/>
      <text:p text:style-name="Standard">def _get_base_url() -&gt; str:</text:p>
      <text:p text:style-name="Standard"><text:s text:c="4"/>return (</text:p>
      <text:p text:style-name="Standard"><text:s text:c="8"/>SANDBOX_BASE_URL</text:p>
      <text:p text:style-name="Standard"><text:s text:c="8"/>if settings.MPESA_ENVIRONMENT == "sandbox"</text:p>
      <text:p text:style-name="Standard"><text:s text:c="8"/>else PRODUCTION_BASE_URL</text:p>
      <text:p text:style-name="Standard"><text:soft-page-break/><text:s text:c="4"/>)</text:p>
      <text:p text:style-name="Standard"/>
      <text:p text:style-name="Standard"/>
      <text:p text:style-name="Standard">def get_access_token() -&gt; str | None:</text:p>
      <text:p text:style-name="Standard"><text:s text:c="4"/>"""Fetch OAuth access token from Safaricom."""</text:p>
      <text:p text:style-name="Standard"><text:s text:c="4"/>url = f"{_get_base_url()}/oauth/v1/generate?grant_type=client_credentials"</text:p>
      <text:p text:style-name="Standard"><text:s text:c="4"/>try:</text:p>
      <text:p text:style-name="Standard"><text:s text:c="8"/>response = requests.get(</text:p>
      <text:p text:style-name="Standard"><text:s text:c="12"/>url,</text:p>
      <text:p text:style-name="Standard"><text:s text:c="12"/>auth=(settings.MPESA_CONSUMER_KEY, settings.MPESA_CONSUMER_SECRET),</text:p>
      <text:p text:style-name="Standard"><text:s text:c="12"/>timeout=30,</text:p>
      <text:p text:style-name="Standard"><text:s text:c="8"/>)</text:p>
      <text:p text:style-name="Standard"><text:s text:c="8"/>response.raise_for_status()</text:p>
      <text:p text:style-name="Standard"><text:s text:c="8"/>return response.json().get("access_token")</text:p>
      <text:p text:style-name="Standard"><text:s text:c="4"/>except requests.RequestException as e:</text:p>
      <text:p text:style-name="Standard"><text:s text:c="8"/>logger.error("Failed to get M-Pesa access token: %s", e)</text:p>
      <text:p text:style-name="Standard"><text:s text:c="8"/>return None</text:p>
      <text:p text:style-name="Standard"/>
      <text:p text:style-name="Standard"/>
      <text:p text:style-name="Standard">def generate_password() -&gt; tuple[str, str]:</text:p>
      <text:p text:style-name="Standard"><text:s text:c="4"/>"""</text:p>
      <text:p text:style-name="Standard"><text:s text:c="4"/>Returns (password, timestamp).</text:p>
      <text:p text:style-name="Standard"><text:s text:c="4"/>Password = base64(shortcode + passkey + timestamp)</text:p>
      <text:p text:style-name="Standard"><text:s text:c="4"/>"""</text:p>
      <text:p text:style-name="Standard"><text:s text:c="4"/>timestamp = datetime.now().strftime("%Y%m%d%H%M%S")</text:p>
      <text:p text:style-name="Standard"><text:s text:c="4"/>raw = f"{settings.MPESA_SHORTCODE}{settings.MPESA_PASSKEY}{timestamp}"</text:p>
      <text:p text:style-name="Standard"><text:s text:c="4"/>password = base64.b64encode(raw.encode()).decode()</text:p>
      <text:p text:style-name="Standard"><text:s text:c="4"/>return password, timestamp</text:p>
      <text:p text:style-name="Standard"/>
      <text:p text:style-name="Standard"/>
      <text:p text:style-name="Standard">def initiate_stk_push(</text:p>
      <text:p text:style-name="Standard"><text:s text:c="4"/>phone_number: str,</text:p>
      <text:p text:style-name="Standard"><text:s text:c="4"/>amount: int,</text:p>
      <text:p text:style-name="Standard"><text:s text:c="4"/>account_reference: str,</text:p>
      <text:p text:style-name="Standard"><text:s text:c="4"/>transaction_desc: str,</text:p>
      <text:p text:style-name="Standard">) -&gt; dict:</text:p>
      <text:p text:style-name="Standard"><text:s text:c="4"/>"""</text:p>
      <text:p text:style-name="Standard"><text:s text:c="4"/>Trigger STK push to the given phone number.</text:p>
      <text:p text:style-name="Standard"/>
      <text:p text:style-name="Standard"><text:s text:c="4"/>Args:</text:p>
      <text:p text:style-name="Standard"><text:s text:c="8"/>phone_number: Format 2547XXXXXXXX (no + prefix)</text:p>
      <text:p text:style-name="Standard"><text:s text:c="8"/>amount: Integer amount in KES</text:p>
      <text:p text:style-name="Standard"><text:s text:c="8"/>account_reference: Shown on customer's phone</text:p>
      <text:p text:style-name="Standard"><text:s text:c="8"/>transaction_desc: Short description</text:p>
      <text:p text:style-name="Standard"/>
      <text:p text:style-name="Standard"><text:s text:c="4"/>Returns:</text:p>
      <text:p text:style-name="Standard"><text:s text:c="8"/>Safaricom API response dict, or dict with 'error' key on failure.</text:p>
      <text:p text:style-name="Standard"><text:s text:c="4"/>"""</text:p>
      <text:p text:style-name="Standard"><text:s text:c="4"/>access_token = get_access_token()</text:p>
      <text:p text:style-name="Standard"><text:s text:c="4"/>if not access_token:</text:p>
      <text:p text:style-name="Standard"><text:s text:c="8"/>return {"error": "Could not obtain access token"}</text:p>
      <text:p text:style-name="Standard"/>
      <text:p text:style-name="Standard"><text:soft-page-break/><text:s text:c="4"/>password, timestamp = generate_password()</text:p>
      <text:p text:style-name="Standard"><text:s text:c="4"/>url = f"{_get_base_url()}/mpesa/stkpush/v1/processrequest"</text:p>
      <text:p text:style-name="Standard"/>
      <text:p text:style-name="Standard"><text:s text:c="4"/>headers = {</text:p>
      <text:p text:style-name="Standard"><text:s text:c="8"/>"Authorization": f"Bearer {access_token}",</text:p>
      <text:p text:style-name="Standard"><text:s text:c="8"/>"Content-Type": "application/json",</text:p>
      <text:p text:style-name="Standard"><text:s text:c="4"/>}</text:p>
      <text:p text:style-name="Standard"/>
      <text:p text:style-name="Standard"><text:s text:c="4"/>payload = {</text:p>
      <text:p text:style-name="Standard"><text:s text:c="8"/>"BusinessShortCode": settings.MPESA_SHORTCODE,</text:p>
      <text:p text:style-name="Standard"><text:s text:c="8"/>"Password": password,</text:p>
      <text:p text:style-name="Standard"><text:s text:c="8"/>"Timestamp": timestamp,</text:p>
      <text:p text:style-name="Standard"><text:s text:c="8"/>"TransactionType": "CustomerPayBillOnline",</text:p>
      <text:p text:style-name="Standard"><text:s text:c="8"/>"Amount": amount,</text:p>
      <text:p text:style-name="Standard"><text:s text:c="8"/>"PartyA": phone_number,</text:p>
      <text:p text:style-name="Standard"><text:s text:c="8"/>"PartyB": settings.MPESA_SHORTCODE,</text:p>
      <text:p text:style-name="Standard"><text:s text:c="8"/>"PhoneNumber": phone_number,</text:p>
      <text:p text:style-name="Standard"><text:s text:c="8"/>"CallBackURL": settings.MPESA_CALLBACK_URL,</text:p>
      <text:p text:style-name="Standard"><text:s text:c="8"/>"AccountReference": account_reference,</text:p>
      <text:p text:style-name="Standard"><text:s text:c="8"/>"TransactionDesc": transaction_desc,</text:p>
      <text:p text:style-name="Standard"><text:s text:c="4"/>}</text:p>
      <text:p text:style-name="Standard"/>
      <text:p text:style-name="Standard"><text:s text:c="4"/>try:</text:p>
      <text:p text:style-name="Standard"><text:s text:c="8"/>response = requests.post(url, json=payload, headers=headers, timeout=30)</text:p>
      <text:p text:style-name="Standard"><text:s text:c="8"/>response.raise_for_status()</text:p>
      <text:p text:style-name="Standard"><text:s text:c="8"/>return response.json()</text:p>
      <text:p text:style-name="Standard"><text:s text:c="4"/>except requests.RequestException as e:</text:p>
      <text:p text:style-name="Standard"><text:s text:c="8"/>logger.error("STK push failed: %s", e)</text:p>
      <text:p text:style-name="Standard"><text:s text:c="8"/>return {"error": str(e)}</text:p>
      <text:p text:style-name="Standard"/>
      <text:p text:style-name="Standard">Step 6 — mpesa/views.py</text:p>
      <text:p text:style-name="Standard">pythonimport json</text:p>
      <text:p text:style-name="Standard">import logging</text:p>
      <text:p text:style-name="Standard"/>
      <text:p text:style-name="Standard">from django.http import JsonResponse</text:p>
      <text:p text:style-name="Standard">from django.views import View</text:p>
      <text:p text:style-name="Standard">from django.views.decorators.csrf import csrf_exempt</text:p>
      <text:p text:style-name="Standard">from django.utils.decorators import method_decorator</text:p>
      <text:p text:style-name="Standard"/>
      <text:p text:style-name="Standard">from .models import MpesaTransaction</text:p>
      <text:p text:style-name="Standard">from .utils import initiate_stk_push</text:p>
      <text:p text:style-name="Standard"/>
      <text:p text:style-name="Standard">logger = logging.getLogger(__name__)</text:p>
      <text:p text:style-name="Standard"/>
      <text:p text:style-name="Standard"/>
      <text:p text:style-name="Standard">def normalize_phone(phone: str) -&gt; str:</text:p>
      <text:p text:style-name="Standard"><text:s text:c="4"/>"""Normalize phone to 2547XXXXXXXX format."""</text:p>
      <text:p text:style-name="Standard"><text:s text:c="4"/>phone = phone.strip().replace(" ", "").replace("-", "")</text:p>
      <text:p text:style-name="Standard"><text:s text:c="4"/>if phone.startswith("+"):</text:p>
      <text:p text:style-name="Standard"><text:s text:c="8"/>phone = phone[1:]</text:p>
      <text:p text:style-name="Standard"><text:s text:c="4"/>if phone.startswith("07") or phone.startswith("01"):</text:p>
      <text:p text:style-name="Standard"><text:s text:c="8"/>phone = "254" + phone[1:]</text:p>
      <text:p text:style-name="Standard"><text:soft-page-break/><text:s text:c="4"/>return phone</text:p>
      <text:p text:style-name="Standard"/>
      <text:p text:style-name="Standard"/>
      <text:p text:style-name="Standard">class STKPushView(View):</text:p>
      <text:p text:style-name="Standard"><text:s text:c="4"/>"""Initiate STK push and persist the pending transaction."""</text:p>
      <text:p text:style-name="Standard"/>
      <text:p text:style-name="Standard"><text:s text:c="4"/>def post(self, request, *args, **kwargs):</text:p>
      <text:p text:style-name="Standard"><text:s text:c="8"/>try:</text:p>
      <text:p text:style-name="Standard"><text:s text:c="12"/>body = json.loads(request.body)</text:p>
      <text:p text:style-name="Standard"><text:s text:c="8"/>except json.JSONDecodeError:</text:p>
      <text:p text:style-name="Standard"><text:s text:c="12"/>return JsonResponse({"error": "Invalid JSON"}, status=400)</text:p>
      <text:p text:style-name="Standard"/>
      <text:p text:style-name="Standard"><text:s text:c="8"/>phone = body.get("phone_number", "").strip()</text:p>
      <text:p text:style-name="Standard"><text:s text:c="8"/>amount = body.get("amount")</text:p>
      <text:p text:style-name="Standard"><text:s text:c="8"/>reference = body.get("reference", "DemoPayment")</text:p>
      <text:p text:style-name="Standard"><text:s text:c="8"/>description = body.get("description", "STK Demo")</text:p>
      <text:p text:style-name="Standard"/>
      <text:p text:style-name="Standard"><text:s text:c="8"/>if not phone or not amount:</text:p>
      <text:p text:style-name="Standard"><text:s text:c="12"/>return JsonResponse(</text:p>
      <text:p text:style-name="Standard"><text:s text:c="16"/>{"error": "phone_number and amount are required"}, status=400</text:p>
      <text:p text:style-name="Standard"><text:s text:c="12"/>)</text:p>
      <text:p text:style-name="Standard"/>
      <text:p text:style-name="Standard"><text:s text:c="8"/>try:</text:p>
      <text:p text:style-name="Standard"><text:s text:c="12"/>amount = int(amount)</text:p>
      <text:p text:style-name="Standard"><text:s text:c="12"/>if amount &lt; 1:</text:p>
      <text:p text:style-name="Standard"><text:s text:c="16"/>raise ValueError</text:p>
      <text:p text:style-name="Standard"><text:s text:c="8"/>except (ValueError, TypeError):</text:p>
      <text:p text:style-name="Standard"><text:s text:c="12"/>return JsonResponse({"error": "amount must be a positive integer"}, status=400)</text:p>
      <text:p text:style-name="Standard"/>
      <text:p text:style-name="Standard"><text:s text:c="8"/>phone = normalize_phone(phone)</text:p>
      <text:p text:style-name="Standard"/>
      <text:p text:style-name="Standard"><text:s text:c="8"/>response = initiate_stk_push(phone, amount, reference, description)</text:p>
      <text:p text:style-name="Standard"/>
      <text:p text:style-name="Standard"><text:s text:c="8"/>if "error" in response:</text:p>
      <text:p text:style-name="Standard"><text:s text:c="12"/>return JsonResponse({"error": response["error"]}, status=502)</text:p>
      <text:p text:style-name="Standard"/>
      <text:p text:style-name="Standard"><text:s text:c="8"/># ResponseCode "0" means request accepted</text:p>
      <text:p text:style-name="Standard"><text:s text:c="8"/>if response.get("ResponseCode") != "0":</text:p>
      <text:p text:style-name="Standard"><text:s text:c="12"/>return JsonResponse(</text:p>
      <text:p text:style-name="Standard"><text:s text:c="16"/>{</text:p>
      <text:p text:style-name="Standard"><text:s text:c="20"/>"error": response.get(</text:p>
      <text:p text:style-name="Standard"><text:s text:c="24"/>"errorMessage", "STK push rejected by Safaricom"</text:p>
      <text:p text:style-name="Standard"><text:s text:c="20"/>)</text:p>
      <text:p text:style-name="Standard"><text:s text:c="16"/>},</text:p>
      <text:p text:style-name="Standard"><text:s text:c="16"/>status=400,</text:p>
      <text:p text:style-name="Standard"><text:s text:c="12"/>)</text:p>
      <text:p text:style-name="Standard"/>
      <text:p text:style-name="Standard"><text:s text:c="8"/>MpesaTransaction.objects.create(</text:p>
      <text:p text:style-name="Standard"><text:s text:c="12"/>phone_number=phone,</text:p>
      <text:p text:style-name="Standard"><text:s text:c="12"/>amount=amount,</text:p>
      <text:p text:style-name="Standard"><text:s text:c="12"/>reference=reference,</text:p>
      <text:p text:style-name="Standard"><text:s text:c="12"/>description=description,</text:p>
      <text:p text:style-name="Standard"><text:soft-page-break/><text:s text:c="12"/>merchant_request_id=response.get("MerchantRequestID", ""),</text:p>
      <text:p text:style-name="Standard"><text:s text:c="12"/>checkout_request_id=response.get("CheckoutRequestID", ""),</text:p>
      <text:p text:style-name="Standard"><text:s text:c="8"/>)</text:p>
      <text:p text:style-name="Standard"/>
      <text:p text:style-name="Standard"><text:s text:c="8"/>return JsonResponse(</text:p>
      <text:p text:style-name="Standard"><text:s text:c="12"/>{</text:p>
      <text:p text:style-name="Standard"><text:s text:c="16"/>"message": "STK push sent. Check your phone.",</text:p>
      <text:p text:style-name="Standard"><text:s text:c="16"/>"CheckoutRequestID": response.get("CheckoutRequestID"),</text:p>
      <text:p text:style-name="Standard"><text:s text:c="16"/>"MerchantRequestID": response.get("MerchantRequestID"),</text:p>
      <text:p text:style-name="Standard"><text:s text:c="12"/>},</text:p>
      <text:p text:style-name="Standard"><text:s text:c="12"/>status=200,</text:p>
      <text:p text:style-name="Standard"><text:s text:c="8"/>)</text:p>
      <text:p text:style-name="Standard"/>
      <text:p text:style-name="Standard"/>
      <text:p text:style-name="Standard">@method_decorator(csrf_exempt, name="dispatch")</text:p>
      <text:p text:style-name="Standard">class MpesaCallbackView(View):</text:p>
      <text:p text:style-name="Standard"><text:s text:c="4"/>"""Receive and process Safaricom's payment result callback."""</text:p>
      <text:p text:style-name="Standard"/>
      <text:p text:style-name="Standard"><text:s text:c="4"/>def post(self, request, *args, **kwargs):</text:p>
      <text:p text:style-name="Standard"><text:s text:c="8"/>try:</text:p>
      <text:p text:style-name="Standard"><text:s text:c="12"/>body = json.loads(request.body)</text:p>
      <text:p text:style-name="Standard"><text:s text:c="8"/>except json.JSONDecodeError:</text:p>
      <text:p text:style-name="Standard"><text:s text:c="12"/>logger.error("Invalid JSON in M-Pesa callback")</text:p>
      <text:p text:style-name="Standard"><text:s text:c="12"/>return JsonResponse({"ResultCode": 1, "ResultDesc": "Bad request"})</text:p>
      <text:p text:style-name="Standard"/>
      <text:p text:style-name="Standard"><text:s text:c="8"/>try:</text:p>
      <text:p text:style-name="Standard"><text:s text:c="12"/>stk_callback = body["Body"]["stkCallback"]</text:p>
      <text:p text:style-name="Standard"><text:s text:c="12"/>checkout_request_id = stk_callback["CheckoutRequestID"]</text:p>
      <text:p text:style-name="Standard"><text:s text:c="12"/>result_code = str(stk_callback["ResultCode"])</text:p>
      <text:p text:style-name="Standard"><text:s text:c="12"/>result_desc = stk_callback.get("ResultDesc", "")</text:p>
      <text:p text:style-name="Standard"/>
      <text:p text:style-name="Standard"><text:s text:c="12"/>transaction = MpesaTransaction.objects.get(</text:p>
      <text:p text:style-name="Standard"><text:s text:c="16"/>checkout_request_id=checkout_request_id</text:p>
      <text:p text:style-name="Standard"><text:s text:c="12"/>)</text:p>
      <text:p text:style-name="Standard"/>
      <text:p text:style-name="Standard"><text:s text:c="12"/>if result_code == "0":</text:p>
      <text:p text:style-name="Standard"><text:s text:c="16"/>transaction.status = MpesaTransaction.Status.SUCCESS</text:p>
      <text:p text:style-name="Standard"><text:s text:c="12"/>else:</text:p>
      <text:p text:style-name="Standard"><text:s text:c="16"/>transaction.status = MpesaTransaction.Status.FAILED</text:p>
      <text:p text:style-name="Standard"/>
      <text:p text:style-name="Standard"><text:s text:c="12"/>transaction.result_code = result_code</text:p>
      <text:p text:style-name="Standard"><text:s text:c="12"/>transaction.result_description = result_desc</text:p>
      <text:p text:style-name="Standard"><text:s text:c="12"/>transaction.save(update_fields=["status", "result_code", "result_description", "updated_at"])</text:p>
      <text:p text:style-name="Standard"/>
      <text:p text:style-name="Standard"><text:s text:c="12"/>logger.info(</text:p>
      <text:p text:style-name="Standard"><text:s text:c="16"/>"M-Pesa callback processed: %s | Code: %s | %s",</text:p>
      <text:p text:style-name="Standard"><text:s text:c="16"/>checkout_request_id, result_code, result_desc,</text:p>
      <text:p text:style-name="Standard"><text:s text:c="12"/>)</text:p>
      <text:p text:style-name="Standard"/>
      <text:p text:style-name="Standard"><text:s text:c="8"/>except MpesaTransaction.DoesNotExist:</text:p>
      <text:p text:style-name="Standard"><text:s text:c="12"/>logger.warning("Callback for unknown CheckoutRequestID: %s", checkout_request_id)</text:p>
      <text:p text:style-name="Standard"><text:s text:c="8"/>except (KeyError, Exception) as e:</text:p>
      <text:p text:style-name="Standard"><text:soft-page-break/><text:s text:c="12"/>logger.error("Error processing M-Pesa callback: %s", e)</text:p>
      <text:p text:style-name="Standard"/>
      <text:p text:style-name="Standard"><text:s text:c="8"/># Always return success to Safaricom — prevents retries</text:p>
      <text:p text:style-name="Standard"><text:s text:c="8"/>return JsonResponse({"ResultCode": 0, "ResultDesc": "Accepted"})</text:p>
      <text:p text:style-name="Standard"/>
      <text:p text:style-name="Standard">Step 7 — mpesa/urls.py</text:p>
      <text:p text:style-name="Standard">pythonfrom django.urls import path</text:p>
      <text:p text:style-name="Standard">from .views import STKPushView, MpesaCallbackView</text:p>
      <text:p text:style-name="Standard"/>
      <text:p text:style-name="Standard">app_name = "mpesa"</text:p>
      <text:p text:style-name="Standard"/>
      <text:p text:style-name="Standard">urlpatterns = [</text:p>
      <text:p text:style-name="Standard"><text:s text:c="4"/>path("stk-push/", STKPushView.as_view(), name="stk-push"),</text:p>
      <text:p text:style-name="Standard"><text:s text:c="4"/>path("callback/", MpesaCallbackView.as_view(), name="callback"),</text:p>
      <text:p text:style-name="Standard">]</text:p>
      <text:p text:style-name="Standard"/>
      <text:p text:style-name="Standard">Step 8 — myproject/urls.py</text:p>
      <text:p text:style-name="Standard">pythonfrom django.contrib import admin</text:p>
      <text:p text:style-name="Standard">from django.urls import path, include</text:p>
      <text:p text:style-name="Standard"/>
      <text:p text:style-name="Standard">urlpatterns = [</text:p>
      <text:p text:style-name="Standard"><text:s text:c="4"/>path("admin/", admin.site.urls),</text:p>
      <text:p text:style-name="Standard"><text:s text:c="4"/>path("mpesa/", include("mpesa.urls", namespace="mpesa")),</text:p>
      <text:p text:style-name="Standard">]</text:p>
      <text:p text:style-name="Standard"/>
      <text:p text:style-name="Standard">Step 9 — Expose the callback publicly (sandbox testing)</text:p>
      <text:p text:style-name="Standard">Safaricom must reach your callback URL. Use ngrok locally:</text:p>
      <text:p text:style-name="Standard">bashpip install ngrok</text:p>
      <text:p text:style-name="Standard">ngrok http 8000</text:p>
      <text:p text:style-name="Standard">Copy the HTTPS URL (e.g. https://abc123.ngrok.io) and update .env:</text:p>
      <text:p text:style-name="Standard">envMPESA_CALLBACK_URL=https://abc123.ngrok.io/mpesa/callback/</text:p>
      <text:p text:style-name="Standard"/>
      <text:p text:style-name="Standard">Step 10 — Test the STK push</text:p>
      <text:p text:style-name="Standard">bashcurl -X POST http://localhost:8000/mpesa/stk-push/ \</text:p>
      <text:p text:style-name="Standard"><text:s text:c="2"/>-H "Content-Type: application/json" \</text:p>
      <text:p text:style-name="Standard"><text:s text:c="2"/>-d '{</text:p>
      <text:p text:style-name="Standard"><text:s text:c="4"/>"phone_number": "254712345678",</text:p>
      <text:p text:style-name="Standard"><text:s text:c="4"/>"amount": 1,</text:p>
      <text:p text:style-name="Standard"><text:s text:c="4"/>"reference": "TestRef001",</text:p>
      <text:p text:style-name="Standard"><text:s text:c="4"/>"description": "Demo Payment"</text:p>
      <text:p text:style-name="Standard"><text:s text:c="2"/>}'</text:p>
      <text:p text:style-name="Standard">Expected response:</text:p>
      <text:p text:style-name="Standard">json{</text:p>
      <text:p text:style-name="Standard"><text:s text:c="2"/>"message": "STK push sent. Check your phone.",</text:p>
      <text:p text:style-name="Standard"><text:s text:c="2"/>"CheckoutRequestID": "ws_CO_...",</text:p>
      <text:p text:style-name="Standard"><text:s text:c="2"/>"MerchantRequestID": "29115-..."</text:p>
      <text:p text:style-name="Standard">}</text:p>
      <text:p text:style-name="Standard">The sandbox test number must be a registered sandbox test number from developer.safaricom.co.ke → Test Credentials.</text:p>
      <text:p text:style-name="Standard"/>
      <text:p text:style-name="Standard">Key Notes</text:p>
      <text:p text:style-name="Standard"><text:soft-page-break/>ConcernDetailPhone formatAlways 2547XXXXXXXX — no +, no 07 prefixAmountMust be an integer ≥ 1 (Safaricom rejects decimals)Callback CSRFExempt — Safaricom posts without a CSRF tokenCallback responseAlways return ResultCode: 0 or Safaricom will retrySandbox shortcode174379 (Safaricom default, pre-configured)Real productionSwap .env values; set MPESA_ENVIRONMENT=productionLogsAll failures logged via Python's logging — wire to your log handl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6:10:50.587011337</meta:creation-date>
    <dc:date>2026-04-22T16:12:11.117526562</dc:date>
    <meta:editing-duration>PT1M21S</meta:editing-duration>
    <meta:editing-cycles>1</meta:editing-cycles>
    <meta:document-statistic meta:table-count="0" meta:image-count="0" meta:object-count="0" meta:page-count="8" meta:paragraph-count="293" meta:word-count="990" meta:character-count="11480" meta:non-whitespace-character-count="9175"/>
    <meta:generator>LibreOffice/24.2.7.2$Linux_X86_64 LibreOffice_project/420$Build-2</meta:generator>
  </office:meta>
</office:document-meta>
</file>